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text-properties officeooo:rsid="0012156c" officeooo:paragraph-rsid="0012156c"/>
    </style:style>
    <style:style style:name="P3" style:family="paragraph" style:parent-style-name="Standard">
      <style:paragraph-properties fo:text-align="center" style:justify-single-word="false"/>
      <style:text-properties officeooo:rsid="0012156c" officeooo:paragraph-rsid="0012156c"/>
    </style:style>
    <style:style style:name="P4" style:family="paragraph" style:parent-style-name="Standard">
      <style:text-properties officeooo:rsid="0012156c" officeooo:paragraph-rsid="0014047d"/>
    </style:style>
    <style:style style:name="P5" style:family="paragraph" style:parent-style-name="Standard">
      <style:text-properties officeooo:rsid="0012156c" officeooo:paragraph-rsid="0021f419"/>
    </style:style>
    <style:style style:name="P6" style:family="paragraph" style:parent-style-name="Standard">
      <style:text-properties fo:font-style="italic" officeooo:rsid="0012156c" officeooo:paragraph-rsid="0012156c" style:font-style-asian="italic" style:font-style-complex="italic"/>
    </style:style>
    <style:style style:name="P7" style:family="paragraph" style:parent-style-name="Standard">
      <style:text-properties officeooo:rsid="0013c176" officeooo:paragraph-rsid="0013c176"/>
    </style:style>
    <style:style style:name="P8" style:family="paragraph" style:parent-style-name="Standard">
      <style:text-properties officeooo:rsid="0014047d" officeooo:paragraph-rsid="0014047d"/>
    </style:style>
    <style:style style:name="P9" style:family="paragraph" style:parent-style-name="Standard">
      <style:text-properties officeooo:paragraph-rsid="0014047d"/>
    </style:style>
    <style:style style:name="P10" style:family="paragraph" style:parent-style-name="Standard">
      <style:text-properties officeooo:rsid="00178b90" officeooo:paragraph-rsid="00178b90"/>
    </style:style>
    <style:style style:name="P11" style:family="paragraph" style:parent-style-name="Standard">
      <style:text-properties officeooo:rsid="00178b90" officeooo:paragraph-rsid="0014047d"/>
    </style:style>
    <style:style style:name="P12" style:family="paragraph" style:parent-style-name="Standard">
      <style:text-properties officeooo:rsid="00222431" officeooo:paragraph-rsid="00222431"/>
    </style:style>
    <style:style style:name="P13" style:family="paragraph" style:parent-style-name="Standard">
      <style:text-properties officeooo:rsid="00236039" officeooo:paragraph-rsid="00236039"/>
    </style:style>
    <style:style style:name="T1" style:family="text">
      <style:text-properties fo:font-size="10pt" style:font-size-asian="10pt" style:font-size-complex="10pt"/>
    </style:style>
    <style:style style:name="T2" style:family="text">
      <style:text-properties style:text-position="super 58%" officeooo:rsid="0014047d"/>
    </style:style>
    <style:style style:name="T3" style:family="text">
      <style:text-properties style:text-position="super 58%" officeooo:rsid="00222431"/>
    </style:style>
    <style:style style:name="T4" style:family="text">
      <style:text-properties officeooo:rsid="0014047d"/>
    </style:style>
    <style:style style:name="T5" style:family="text">
      <style:text-properties officeooo:rsid="0021f419"/>
    </style:style>
    <style:style style:name="T6" style:family="text">
      <style:text-properties officeooo:rsid="00222431"/>
    </style:style>
    <style:style style:name="T7" style:family="text">
      <style:text-properties officeooo:rsid="00236039"/>
    </style:style>
    <style:style style:name="T8" style:family="text">
      <style:text-properties officeooo:rsid="0024d05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oker Contraction</text:p>
      <text:p text:style-name="P3">by Sven Nilsen, 2024</text:p>
      <text:p text:style-name="P2"/>
      <text:p text:style-name="P6">In this paper I introduce a new AND operation <text:span text:style-name="T6">extending </text:span>Joker Calculus that contracts topologically over Jokers using an involution.</text:p>
      <text:p text:style-name="P5"><text:line-break/><text:span text:style-name="T6">In the paper “Agnostic Language Bias”</text:span><text:span text:style-name="T3"><text:reference-ref text:reference-format="text" text:ref-name="agnostic language bias">[1]</text:reference-ref></text:span><text:span text:style-name="T6">, in Appendix B, I used the rule from Joker Calculus:</text:span></text:p>
      <text:p text:style-name="P5"/>
      <text:p text:style-name="P5"><text:tab/>!<text:span text:style-name="T6">(x y)<text:tab/><text:tab/>=&gt;<text:tab/>!x ?y</text:span></text:p>
      <text:p text:style-name="P5"/>
      <text:p text:style-name="P12">For example, “Not Gnostic Theism” becomes “Agnostic Joker Theism”.</text:p>
      <text:p text:style-name="P13"><text:line-break/>Agnoticism in the “Agnostic Language Bias” paper is thought of as an intersection between two sets of people, one set of people identified by Agnostic Joker Theism and one set of people identified by Agnostic Joker Atheism. This leads to the idea that there is a natural AND operator for Joker Calculus in this instance, that contracts away the Jokers using an involution.</text:p>
      <text:p text:style-name="P7"/>
      <text:p text:style-name="P4"><text:span text:style-name="T4">A possible AND operation for </text:span><text:span text:style-name="T7">an extended </text:span><text:span text:style-name="T4">Joker Calculus</text:span><text:span text:style-name="T2"><text:reference-ref text:reference-format="text" text:ref-name="joker calculus">[2]</text:reference-ref></text:span><text:span text:style-name="T4"> has the following property:</text:span></text:p>
      <text:p text:style-name="P4"/>
      <text:p text:style-name="P4"><text:tab/><text:span text:style-name="T4">x ?y<text:tab/>&amp;<text:tab/>x ?!y<text:tab/><text:tab/>==<text:tab/>x</text:span><text:line-break/></text:p>
      <text:p text:style-name="P13">This paper does not argue for a fully defined AND operator, but only for this particular instance.<text:line-break/>For example, there might be multiple AND operators extending Joker Calculus with different properties. To not confuse the above property of a potential AND operator with some actual definition of an AND operator, I give the above property the name “Joker Contraction”. This makes it possible to talk about this property in general for an<text:span text:style-name="T8">y</text:span> extended Joker Calculus.</text:p>
      <text:p text:style-name="P13"/>
      <text:p text:style-name="P13"/>
      <text:h text:style-name="P1" text:outline-level="3">References:</text:h>
      <text:p text:style-name="P7"/>
      <text:p text:style-name="P7"><text:reference-mark-start text:name="agnostic language bias"/><text:span text:style-name="T6">[1]</text:span><text:reference-mark-end text:name="agnostic language bias"/><text:tab/>“<text:span text:style-name="T5">Agnostic Language Bias</text:span>”</text:p>
      <text:p text:style-name="P7"><text:tab/><text:span text:style-name="T5">Sven Nilsen, 2024</text:span></text:p>
      <text:p text:style-name="P7"><text:tab/><text:a xlink:type="simple" xlink:href="https://github.com/advancedresearch/path_semantics/blob/master/papers-wip2/agnostic-language-bias.pdf" text:style-name="Internet_20_link" text:visited-style-name="Visited_20_Internet_20_Link"><text:span text:style-name="T1">https://github.com/advancedresearch/path_semantics/blob/master/papers-wip2/agnostic-language-bias.pdf</text:span></text:a></text:p>
      <text:p text:style-name="P7"/>
      <text:p text:style-name="P9"><text:reference-mark-start text:name="joker calculus"/><text:span text:style-name="T4">[2]</text:span><text:reference-mark-end text:name="joker calculus"/><text:span text:style-name="T4"><text:tab/>“Joker Calculus”<text:line-break/><text:tab/>AdvancedResearch – </text:span>An implementation of Joker Calculus in Rust</text:p>
      <text:p text:style-name="P8"><text:tab/><text:a xlink:type="simple" xlink:href="https://github.com/advancedresearch/joker_calculus" text:style-name="Internet_20_link" text:visited-style-name="Visited_20_Internet_20_Link"><text:span text:style-name="T1">https://github.com/advancedresearch/joker_calculus</text:span></text:a></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9-17T21:08:38.903894594</meta:creation-date>
    <dc:date>2024-10-02T12:55:35.613062547</dc:date>
    <meta:editing-duration>PT1M1S</meta:editing-duration>
    <meta:editing-cycles>1</meta:editing-cycles>
    <meta:document-statistic meta:table-count="0" meta:image-count="0" meta:object-count="0" meta:page-count="2" meta:paragraph-count="16" meta:word-count="235" meta:character-count="1581" meta:non-whitespace-character-count="1350"/>
    <meta:generator>LibreOffice/7.2.2.2$MacOSX_X86_64 LibreOffice_project/02b2acce88a210515b4a5bb2e46cbfb63fe97d56</meta:generator>
  </office:meta>
</office:document-meta>
</file>